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margin-top="0.0694in" fo:margin-bottom="0.0694in" fo:line-height="100%"/>
    </style:style>
    <style:style style:name="T2" style:parent-style-name="Domyślnaczcionkaakapitu" style:family="text">
      <style:text-properties style:font-name="Comic Sans MS" style:font-name-asian="Times New Roman" style:font-name-complex="Times New Roman" fo:font-weight="bold" style:font-weight-asian="bold" style:font-weight-complex="bold" fo:font-size="22.5pt" style:font-size-asian="22.5pt" style:font-size-complex="22.5pt" style:language-asian="pl" style:country-asian="PL"/>
    </style:style>
    <style:style style:name="T3" style:parent-style-name="Domyślnaczcionkaakapitu" style:family="text">
      <style:text-properties style:font-name="Comic Sans MS" style:font-name-asian="Times New Roman" style:font-name-complex="Times New Roman" fo:font-weight="bold" style:font-weight-asian="bold" style:font-weight-complex="bold" fo:font-size="22.5pt" style:font-size-asian="22.5pt" style:font-size-complex="22.5pt" style:language-asian="pl" style:country-asian="PL"/>
    </style:style>
    <style:style style:name="T4" style:parent-style-name="Domyślnaczcionkaakapitu" style:family="text">
      <style:text-properties style:font-name="Comic Sans MS" style:font-name-asian="Times New Roman" style:font-name-complex="Times New Roman" fo:font-weight="bold" style:font-weight-asian="bold" style:font-weight-complex="bold" fo:font-size="22.5pt" style:font-size-asian="22.5pt" style:font-size-complex="22.5pt" style:language-asian="pl" style:country-asian="PL"/>
    </style:style>
    <style:style style:name="T5" style:parent-style-name="Domyślnaczcionkaakapitu" style:family="text">
      <style:text-properties style:font-name="Comic Sans MS" style:font-name-asian="Times New Roman" style:font-name-complex="Times New Roman" fo:font-weight="bold" style:font-weight-asian="bold" style:font-weight-complex="bold" fo:font-size="22.5pt" style:font-size-asian="22.5pt" style:font-size-complex="22.5pt" style:language-asian="pl" style:country-asian="PL"/>
    </style:style>
  </office:automatic-styles>
  <office:body>
    <office:text text:use-soft-page-breaks="true">
      <text:p text:style-name="P1"><text:span text:style-name="T2">Przychodnia weterynaryjna Mruczek  została założona w marcu 2017 roku przez lekarza weterynarii <text:s/></text:span><text:span text:style-name="T3">Jana Kowalskiego</text:span><text:span text:style-name="T4">, który  stworzył    miejsce, gdzie każdy Twój czworonożny przyjaciel może liczyć na ciepłe podejście i fachową pomoc w potrzebie. Opiekunowie małych pacjentów przychodni Mruczek otrzymają tu pełne wsparcie w zakresie prawidłowego wychowania, żywienia i leczenia swoich milusińskich. Zapewniamy nowoczesne procedury diagnostyczne, w tym zaawansowaną diagnostykę obrazową RTG i USG, oraz skuteczne leczenie, obejmujące także leczenie chirurgiczne. Specjalnie dla Państwa wygody  przygotow</text:span><text:span text:style-name="T5">aliśmy mały sklepik zoologiczny.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6" style:display-name="Nagłówek 6" style:family="paragraph" style:parent-style-name="Normalny" style:default-outline-level="6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fo:font-size="9pt" style:font-size-asian="9pt" style:font-size-complex="9pt"/>
    </style:style>
    <style:style style:name="Nagłówek6Znak" style:display-name="Nagłówek 6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</meta:initial-creator>
    <dc:creator>Jakub</dc:creator>
    <meta:creation-date>2022-06-03T10:51:00Z</meta:creation-date>
    <dc:date>2022-06-03T11:00:00Z</dc:date>
    <meta:print-date>2022-06-03T10:57:00Z</meta:print-date>
    <meta:template xlink:href="Normal.dotm" xlink:type="simple"/>
    <meta:editing-cycles>1</meta:editing-cycles>
    <meta:editing-duration>PT540S</meta:editing-duration>
    <meta:document-statistic meta:page-count="1" meta:paragraph-count="1" meta:word-count="90" meta:character-count="633" meta:row-count="4" meta:non-whitespace-character-count="544"/>
  </office:meta>
</office:document-meta>
</file>